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4:59:59.594131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06T15:01:42.842905761</dc:date>
    <dc:creator>Tony Whyman</dc:creator>
    <meta:editing-duration>PT12H31M</meta:editing-duration>
    <meta:editing-cycles>12</meta:editing-cycles>
    <meta:generator>LibreOffice/4.2.8.2$Linux_X86_64 LibreOffice_project/420m0$Build-2</meta:generator>
    <meta:document-statistic meta:table-count="1" meta:cell-count="373" meta:object-count="0"/>
  </office:meta>
</office:document-meta>
</file>